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WithForkedClassLoaderExtension.runTestWithModifiedClassPath( ReflectiveInvocationContext &lt; Method &gt; invocationContext , ExtensionContext extens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ileWithForkedClassLoaderExtension.intercept( Invocation &lt; Void &gt; invocation , ExtensionContext extensionContext , Action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eWithForkedClassLoaderExtension.interceptBeforeEachMethod( Invocation &lt; Void &gt; invocation , ReflectiveInvocationContext &lt; Method &gt; invocation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WithForkedClassLoaderExtension.intercept( Invocation &lt; Void &gt; invocation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WithForkedClassLoaderExtension.isUsingForkedClassPathLoader( ExtensionContext extens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eWithForkedClassLoaderExtension.interceptAfterEachMethod( Invocation &lt; Void &gt; invocation , ReflectiveInvocationContext &lt; Method &gt; invocation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WithForkedClassLoaderExtension.interceptBeforeAllMethod( Invocation &lt; Void &gt; invocation , ReflectiveInvocationContext &lt; Method &gt; invocation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WithForkedClassLoaderExtension.interceptTestMethod( Invocation &lt; Void &gt; invocation , ReflectiveInvocationContext &lt; Method &gt; invocation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eWithForkedClassLoaderExtension.runTest( Class &lt; ? &gt; testClass , Method test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ileWithForkedClassLoaderExtension.interceptAfterAllMethod( Invocation &lt; Void &gt; invocation , ReflectiveInvocationContext &lt; Method &gt; invocationContext , ExtensionContext extens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